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403cm" style:page-number="auto" table:align="margins" style:writing-mode="lr-tb"/>
    </style:style>
    <style:style style:name="Tabella1.A" style:family="table-column">
      <style:table-column-properties style:column-width="8.938cm" style:rel-column-width="33657*"/>
    </style:style>
    <style:style style:name="Tabella1.B" style:family="table-column">
      <style:table-column-properties style:column-width="8.465cm" style:rel-column-width="31878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913cm"/>
    </style:style>
    <style:style style:name="Tabella6.B" style:family="table-column">
      <style:table-column-properties style:column-width="3.02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411cm" fo:margin-left="0.011cm" fo:margin-right="-0.019cm" table:align="margins" style:writing-mode="lr-tb"/>
    </style:style>
    <style:style style:name="Tabella3.A" style:family="table-column">
      <style:table-column-properties style:column-width="1.658cm" style:rel-column-width="6240*"/>
    </style:style>
    <style:style style:name="Tabella3.B" style:family="table-column">
      <style:table-column-properties style:column-width="15.753cm" style:rel-column-width="59295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6.519cm"/>
    </style:style>
    <style:style style:name="Tabella4.B" style:family="table-column">
      <style:table-column-properties style:column-width="10.481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9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Times New Roman" fo:font-size="10.5pt" style:font-size-asian="10.5pt" style:font-size-complex="10.5pt"/>
    </style:style>
    <style:style style:name="P11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5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16" style:family="paragraph" style:parent-style-name="Standard">
      <style:text-properties fo:font-size="6pt" style:font-size-asian="6pt" style:font-size-complex="6pt"/>
    </style:style>
    <style:style style:name="P1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5" style:family="paragraph" style:parent-style-name="Normale">
      <style:text-properties style:font-name="Times New Roman" fo:font-size="10.5pt" style:font-size-asian="10.5pt" style:font-size-complex="10.5pt"/>
    </style:style>
    <style:style style:name="P26" style:family="paragraph" style:parent-style-name="Normale">
      <style:text-properties style:font-name="Times New Roman" fo:font-size="9pt" style:font-size-asian="9pt" style:font-size-complex="9pt"/>
    </style:style>
    <style:style style:name="P27" style:family="paragraph" style:parent-style-name="Normale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3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8pt" style:font-size-asian="8pt" style:font-size-complex="8pt"/>
    </style:style>
    <style:style style:name="P3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style:font-size-asian="10pt" style:font-size-complex="10pt"/>
    </style:style>
    <style:style style:name="P3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fo:font-style="italic" fo:background-color="#ffff00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fo:font-size="10pt" fo:font-weight="bold" fo:background-color="#ffff00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fo:font-size="10pt" fo:background-color="#ffff00" style:font-size-asian="10pt" style:font-size-complex="10pt"/>
    </style:style>
    <style:style style:name="P36" style:family="paragraph" style:parent-style-name="Text_20_body_20_indent">
      <style:text-properties fo:font-size="9pt" fo:font-weight="normal" style:font-size-asian="9pt" style:font-weight-asian="normal" style:font-size-complex="9pt"/>
    </style:style>
    <style:style style:name="P37" style:family="paragraph" style:parent-style-name="Text_20_body_20_indent">
      <style:text-properties fo:font-size="8pt" fo:font-weight="normal" style:font-size-asian="8pt" style:font-weight-asian="normal" style:font-size-complex="8pt"/>
    </style:style>
    <style:style style:name="P38" style:family="paragraph" style:parent-style-name="Standard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39" style:family="paragraph" style:parent-style-name="Text_20_body_20_indent">
      <style:paragraph-properties fo:margin-left="0cm" fo:margin-right="0cm" fo:text-indent="0cm" style:auto-text-indent="false"/>
      <style:text-properties fo:font-size="8pt" fo:font-weight="normal" style:font-size-asian="8pt" style:font-weight-asian="normal" style:font-size-complex="8pt"/>
    </style:style>
    <style:style style:name="P40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41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8pt" style:font-size-asian="8pt" style:font-name-complex="Times New Roman" style:font-size-complex="8pt"/>
    </style:style>
    <style:style style:name="P43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5" style:family="paragraph" style:parent-style-name="Standard" style:list-style-name="L1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46" style:family="paragraph" style:parent-style-name="Standard" style:list-style-name="L2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47" style:family="paragraph" style:parent-style-name="Heading_20_1">
      <style:text-properties style:font-name="Times New Roman" fo:font-size="8pt" style:font-size-asian="8pt" style:font-name-complex="Times New Roman" style:font-size-complex="8pt"/>
    </style:style>
    <style:style style:name="T1" style:family="text">
      <style:text-properties fo:font-style="italic" fo:font-weight="normal" style:font-style-asian="italic" style:font-weight-asian="normal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9pt" style:font-size-asian="9pt" style:font-size-complex="9pt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font-name="Times New Roman" fo:font-size="10pt" fo:font-style="italic" fo:font-weight="normal" fo:background-color="#ffff00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7">RACCOMANDATA A.R</text:p>
            <text:p text:style-name="P8">inviata via pec</text:p>
          </table:table-cell>
        </table:table-row>
        <table:table-row>
          <table:table-cell table:style-name="Tabella1.A1" office:value-type="string">
            <text:p text:style-name="P11">Protocollo n. _____________</text:p>
          </table:table-cell>
          <table:table-cell table:style-name="Tabella1.A1" office:value-type="string">
            <text:p text:style-name="P11">Savona, _____________</text:p>
          </table:table-cell>
        </table:table-row>
      </table:table>
      <text:p text:style-name="P1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5">Rifer. a nota n. [numero] del [data_protocollo]</text:span></text:span>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8">Al Sig. [richiedenti.nominativo;block=tbs:row;]</text:p>
            <text:p text:style-name="P29">[richiedenti.indirizzo]</text:p>
            <text:p text:style-name="P29">[richiedenti.cap] [richiedenti.comune] ([richiedenti.prov])</text:p>
            <text:p text:style-name="P29">in qualità di [richiedenti.titolo]</text:p>
            <text:p text:style-name="P29">della [richiedenti.ragsoc]</text:p>
            <text:p text:style-name="P29">[richiedenti.sede]</text:p>
            <text:p text:style-name="P29">[richiedenti.capd] [richiedenti.comuned] ([richiedenti.provd])</text:p>
            <text:p text:style-name="P18">[richiedenti.pec]</text:p>
            <text:p text:style-name="P28"/>
          </table:table-cell>
        </table:table-row>
        <table:table-row>
          <table:table-cell table:style-name="Tabella6.A1" office:value-type="string">
            <text:p text:style-name="P26">Allegati: //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8">Al [progettisti.nominativo;block=tbs:row;]</text:p>
            <text:p text:style-name="P28">[progettisti.indirizzo]</text:p>
            <text:p text:style-name="P24"><text:span text:style-name="Car._20_predefinito_20_paragrafo"><text:span text:style-name="T6">[progettisti.cap] [progettisti.comune] ([progettisti.prov])</text:span></text:span></text:p>
            <text:p text:style-name="P24"><text:span text:style-name="Car._20_predefinito_20_paragrafo"><text:span text:style-name="T6">[progettisti.pec]</text:span></text:span></text:p>
            <text:p text:style-name="P24"><text:span text:style-name="Car._20_predefinito_20_paragrafo"><text:span text:style-name="T6"/></text:span></text:p>
          </table:table-cell>
        </table:table-row>
      </table:table>
      <text:p text:style-name="P25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2">Oggetto:</text:p>
          </table:table-cell>
          <table:table-cell table:style-name="Tabella3.A1" office:value-type="string">
            <text:p text:style-name="P19"><text:span text:style-name="T4">Richiesta di [tipo_pratica] ai sensi del DPR 139/2010 riguardante </text:span>“[oggetto]”<text:span text:style-name="T4"> presso l’immobile sito in Savona, [ubicazione].</text:span></text:p>
            <text:p text:style-name="P44">Istanza presentata in data [data_presentazione] recepita in atti al prot. [protocollo] del [data_protocollo] </text:p>
            <text:p text:style-name="P17"><text:span text:style-name="Car._20_predefinito_20_paragrafo"><text:span text:style-name="T7">Comunicazione del responsabile del procedimento e </text:span></text:span><text:span text:style-name="Car._20_predefinito_20_paragrafo"><text:span text:style-name="T8">richiesta documentazione integrativa.</text:span></text:span></text:p>
          </table:table-cell>
        </table:table-row>
      </table:table>
      <text:p text:style-name="P31"/>
      <text:p text:style-name="P31"/>
      <text:p text:style-name="P32">In riferimento alla richiesta di cui all’oggetto ed ai sensi dell’art. 7 della Legge 7 agosto 1990, n° 241, <text:s/>si comunica che il <text:span text:style-name="T9">responsabile del procedimento è il [responsabile_procedimento]</text:span><text:span text:style-name="T10">,</text:span> mentre il [istruttore_tecnico] è l’istruttore tecnico al quale rivolgersi, nell’orario di ricevimento, per avere informazioni in merito alla richiesta presentata.</text:p>
      <text:p text:style-name="P33">(solo in caso di richiesta integrazioni inserire la parte in giallo)</text:p>
      <text:p text:style-name="P35">Inoltre per quanto attiene la documentazione progettuale prodotta si comunica quanto segue:</text:p>
      <text:list xml:id="list5905208825330556723" text:style-name="L1">
        <text:list-item>
          <text:p text:style-name="P45">si rileva che …........</text:p>
        </text:list-item>
        <text:list-item>
          <text:p text:style-name="P45">…....<text:tab/></text:p>
        </text:list-item>
      </text:list>
      <text:p text:style-name="P38"><text:tab/>Alla luce di quanto sopra, per il prosieguo della pratica è necessario trasmettere la seguente documentazione integrativa (in quattro copie):</text:p>
      <text:list xml:id="list5138319007187514054" text:style-name="L2">
        <text:list-item>
          <text:p text:style-name="P46">nuova attestazione di conformità urbanistico edilizia (ex art.2 comma 1 del DPR 139/2010) compilata in ogni sua parte (con indicazione di ….... della presenza di vincoli e la conformità alla relativa normativa)</text:p>
        </text:list-item>
        <text:list-item>
          <text:p text:style-name="P46">nuovi elaborati grafici (in opportuna scala) con ….....</text:p>
        </text:list-item>
        <text:list-item>
          <text:p text:style-name="P46">…....</text:p>
        </text:list-item>
      </text:list>
      <text:p text:style-name="P34">Si comunica che il procedimento in oggetto resta sospeso sino alla ricezione della documentazione sopra richiesta, da prodursi entro 15 giorni dal ricevimento della presente, ai sensi dell'art.4 comma 1 del DPR n.139/2010 e smi.</text:p>
      <text:p text:style-name="P32">Distinti saluti.</text:p>
      <text:p text:style-name="P32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1"/>
          </table:table-cell>
          <table:table-cell table:style-name="Tabella4.A1" office:value-type="string">
            <text:p text:style-name="P2">Il responsabile tecnico dei procedimenti in materia paesaggistica</text:p>
            <text:p text:style-name="P2">[responsabile_procedimento]</text:p>
          </table:table-cell>
        </table:table-row>
        <table:table-row table:style-name="Tabella4.1">
          <table:table-cell table:style-name="Tabella4.A1" office:value-type="string">
            <text:p text:style-name="P22">L’istruttore </text:p>
            <text:p text:style-name="P22"><text:soft-page-break/>[istruttore_tecnico]</text:p>
          </table:table-cell>
          <table:table-cell table:style-name="Tabella4.A1" office:value-type="string">
            <text:p text:style-name="P23"/>
          </table:table-cell>
        </table:table-row>
      </table:table>
      <text:p text:style-name="P20"/>
      <text:p text:style-name="P20"/>
      <text:p text:style-name="P20"/>
      <text:h text:style-name="P47" text:outline-level="1"/>
      <text:h text:style-name="P47" text:outline-level="1">Informativa ai sensi dell’articolo 13 del D.Lgs 30 giugno 2003 n.196</text:h>
      <text:p text:style-name="P15">Il D.Lgs 30 giugno 2003 n.196, <text:span text:style-name="T2">Codice in materia di protezione dei dati personali</text:span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p>
      <text:p text:style-name="P15"/>
      <text:p text:style-name="P43">Finalità del trattamento.</text:p>
      <text:p text:style-name="P42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39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39">Gli stessi dati possono altresì essere comunicati a privati o enti pubblici economici qualora ciò sia previsto da una norma di legge o di regolamento.</text:p>
      <text:p text:style-name="P37"/>
      <text:p text:style-name="P41">Dati personali.</text:p>
      <text:p text:style-name="P39">I dati richiesti devono essere indicati obbligatoriamente onde rendere possibile l’istruttoria dell’istanza di permesso di costruire.</text:p>
      <text:p text:style-name="P39">Il rifiuto di fornire i dati richiesti comporterà l’impossibilità di dare seguito alla Sua domanda.</text:p>
      <text:p text:style-name="P37"/>
      <text:p text:style-name="P41">Modalità di trattamento.</text:p>
      <text:p text:style-name="P39">I dati verranno trattati con modalità prevalentemente informatizzate e con logiche pienamente rispondenti alle finalità da perseguire anche mediante:</text:p>
      <text:p text:style-name="P39">- verifiche dei dati esposti nella domanda e documentazione allegata con altri dati in possesso del Comune di Savona;</text:p>
      <text:p text:style-name="P39">- verifiche dei dati contenuti nella domanda e nella documentazione allegata con i dati in possesso di altri organismi.</text:p>
      <text:p text:style-name="P37"/>
      <text:p text:style-name="P41">Titolari del trattamento.</text:p>
      <text:p text:style-name="P40"><text:span text:style-name="T3">Il Comune di Savona assume la qualifica </text:span><text:span text:style-name="T1">di titolare del trattamento dei dati personali</text:span><text:span text:style-name="T3">.</text:span></text:p>
      <text:p text:style-name="P39">Il responsabile del trattamento dei dati personali è il Direttore del Settore Pianificazione Territoriale, Arch. Giovanna Macario</text:p>
      <text:p text:style-name="P37"/>
      <text:p text:style-name="P41">Diritti dell’interessato.</text:p>
      <text:p text:style-name="P39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37"/>
      <text:p text:style-name="P41">Consenso.</text:p>
      <text:p text:style-name="P39">Il Comune di Savona, in quanto soggetto pubblico, non deve acquisire il consenso degli interessati per poter trattare i loro dati personali.</text:p>
      <text:p text:style-name="P36"/>
      <text:p text:style-name="P30"><text:span text:style-name="Car._20_predefinito_20_paragrafo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7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8" style:family="paragraph" style:parent-style-name="Standard">
      <style:text-properties fo:font-size="6pt" style:font-size-asian="6pt" style:font-size-complex="6pt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2" text:anchor-type="paragraph" svg:x="0.289cm" svg:y="0.21cm" svg:width="1.379cm" svg:height="2.35cm" draw:z-index="0"><draw:image xlink:href="Pictures/10000000000000570000009440D085AC.jpg" xlink:type="simple" xlink:show="embed" xlink:actuate="onLoad"/></draw:frame>Comune di Savona</text:p>
        <text:p text:style-name="MP3">Settore Pianificazione Territoriale</text:p>
        <text:p text:style-name="MP4">Servizio Urbanistica e Paesaggio</text:p>
        <text:p text:style-name="MP5"/>
      </style:header>
      <style:header-left>
        <text:p text:style-name="Header_20_left"/>
      </style:header-left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6">Settore: </text:p>
            </table:table-cell>
            <table:table-cell table:style-name="Tabella5.B1" office:value-type="string">
              <text:p text:style-name="MP6">Pianificazione Territoriale</text:p>
            </table:table-cell>
            <table:table-cell table:style-name="Tabella5.B1" office:value-type="string">
              <text:p text:style-name="MP6">Dirigente:</text:p>
            </table:table-cell>
            <table:table-cell table:style-name="Tabella5.D1" office:value-type="string">
              <text:p text:style-name="MP6">Arch. Giovanna Macario </text:p>
            </table:table-cell>
          </table:table-row>
          <table:table-row table:style-name="Tabella5.1">
            <table:table-cell table:style-name="Tabella5.A2" office:value-type="string">
              <text:p text:style-name="MP6">Struttura responsabile:</text:p>
            </table:table-cell>
            <table:table-cell table:style-name="Tabella5.B2" office:value-type="string">
              <text:p text:style-name="MP6">Servizio Urbanistica e Paesaggio </text:p>
            </table:table-cell>
            <table:table-cell table:style-name="Tabella5.B2" office:value-type="string">
              <text:p text:style-name="MP6">Responsabile del <text:s/>procedimento:</text:p>
            </table:table-cell>
            <table:table-cell table:style-name="Tabella5.D2" office:value-type="string">
              <text:p text:style-name="MP6">Arch. Sandra Venturi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6">corso Italia 19 <text:s/>- <text:s text:c="2"/>17100 Savona</text:p>
            </table:table-cell>
            <table:table-cell table:style-name="Tabella5.B2" office:value-type="string">
              <text:p text:style-name="MP6">Istruttore:</text:p>
            </table:table-cell>
            <table:table-cell table:style-name="Tabella5.D2" office:value-type="string">
              <text:p text:style-name="MP6">[istruttore_tecnico]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6">tel.019-8310291/294/671/363/364</text:p>
              <text:p text:style-name="MP7">telefax 019-8310356</text:p>
            </table:table-cell>
            <table:table-cell table:style-name="Tabella5.B2" office:value-type="string">
              <text:p text:style-name="MP6">Ufficio per visione atti:</text:p>
              <text:p text:style-name="MP7">Orario:</text:p>
            </table:table-cell>
            <table:table-cell table:style-name="Tabella5.D2" office:value-type="string">
              <text:p text:style-name="MP6">Servizio Urbanistica e Paesaggio </text:p>
              <text:p text:style-name="MP7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6"/>
            </table:table-cell>
            <table:table-cell table:style-name="Tabella5.B5" office:value-type="string">
              <text:p text:style-name="MP6"/>
            </table:table-cell>
            <table:table-cell table:style-name="Tabella5.B5" office:value-type="string">
              <text:p text:style-name="MP6">Data avvio procedimento:</text:p>
            </table:table-cell>
            <table:table-cell table:style-name="Tabella5.D5" office:value-type="string">
              <text:p text:style-name="MP7">[data_presentazione]</text:p>
            </table:table-cell>
          </table:table-row>
        </table:table>
        <text:p text:style-name="MP8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4-11-05T14:37:20.47</dc:date>
    <meta:print-date>2014-11-05T10:35:16.08</meta:print-date>
    <meta:editing-cycles>35</meta:editing-cycles>
    <meta:editing-duration>PT8H31M31S</meta:editing-duration>
    <meta:generator>OpenOffice/4.0.0$Win32 OpenOffice.org_project/400m3$Build-9702</meta:generator>
    <dc:creator>comune savona comune savona</dc:creator>
    <meta:printed-by>comune savona comune savona</meta:printed-by>
    <meta:document-statistic meta:table-count="5" meta:image-count="1" meta:object-count="0" meta:page-count="2" meta:paragraph-count="80" meta:word-count="718" meta:character-count="5396"/>
  </office:meta>
</office:document-meta>
</file>